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DirectoryGenerator.isXML( File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DirectoryGenerator.setup( SourceResolver resolver , Map objectModel , String src , Parameters pa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PathDirectoryGenerator.setParser( DOM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DirectoryGenerator.startNode( String nodeName , File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Directory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Directory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pingInfo.prefixToNamespace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Directory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pingInfo.MappingInfo( final Log logger , final Source mappingSource , final boolean reloa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PathDirectoryGenerator.setXPathProcessor( XPath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DirectoryGenerator.performXPathQuery( File xml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